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officeooo:paragraph-rsid="00219643"/>
    </style:style>
    <style:style style:name="P3" style:family="paragraph" style:parent-style-name="Text_20_body">
      <style:text-properties officeooo:paragraph-rsid="0024aad7"/>
    </style:style>
    <style:style style:name="P4" style:family="paragraph" style:parent-style-name="Text_20_body">
      <style:text-properties officeooo:rsid="0024aad7" officeooo:paragraph-rsid="0024aad7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paragraph-rsid="00219643" style:text-blinking="false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 style:list-style-name="L1">
      <style:text-properties officeooo:rsid="0024aad7" officeooo:paragraph-rsid="0024aad7"/>
    </style:style>
    <style:style style:name="T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aad7" style:font-weight-asian="bold" style:font-weight-complex="bold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4aad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5" style:family="text">
      <style:text-properties officeooo:rsid="0024aad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salutation"/>
        <text:variable-decl office:value-type="string" text:name="designation"/>
        <text:variable-decl office:value-type="string" text:name="letterdate"/>
        <text:variable-decl office:value-type="string" text:name="seq"/>
        <text:variable-decl office:value-type="string" text:name="from"/>
        <text:variable-decl office:value-type="string" text:name="subject"/>
        <text:variable-decl office:value-type="string" text:name="cont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2">Date</text:span>: <text:variable-set text:name="letterdate" office:value-type="string">letterdate</text:variable-set></text:p>
      <text:p text:style-name="P1"><text:span text:style-name="T2">Reference</text:span>: SECL/OP/HR/<text:span text:style-name="T5">OM</text:span>/<text:variable-set text:name="seq" office:value-type="string">seq</text:variable-set></text:p>
      <text:p text:style-name="Title">Memo</text:p>
      <text:p text:style-name="Horizontal_20_Line"/>
      <text:p text:style-name="Text_20_body"><text:span text:style-name="T3">To</text:span><text:tab/><text:tab/>: <text:variable-set text:name="name" office:value-type="string">name</text:variable-set>, <text:variable-set text:name="designation" office:value-type="string">designation</text:variable-set></text:p>
      <text:p text:style-name="P2"><text:span text:style-name="T3">From</text:span><text:tab/><text:tab/>: <text:span text:style-name="T4"><text:variable-set text:name="from" office:value-type="string">from</text:variable-set></text:span></text:p>
      <text:p text:style-name="P6"/>
      <text:p text:style-name="P3"><text:span text:style-name="T2">Subject</text:span><text:tab/><text:tab/>: <text:s/><text:span text:style-name="T2"><text:variable-set text:name="subject" office:value-type="string">subject</text:variable-set>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P5"><text:variable-set text:name="content" office:value-type="string">content</text:variable-set></text:p>
      <text:p text:style-name="Text_20_body"/>
      <text:p text:style-name="P4">Thanking you and with regards</text:p>
      <text:p text:style-name="P4"/>
      <text:p text:style-name="Text_20_body"/>
      <text:p text:style-name="Text_20_body"/>
      <text:p text:style-name="Text_20_body"><text:line-break/><text:span text:style-name="T1">________________________</text:span></text:p>
      <text:p text:style-name="Text_20_body">Managing Director/Director</text:p>
      <text:p text:style-name="Text_20_body"/>
      <text:p text:style-name="Text_20_body">Copy:</text:p>
      <text:list xml:id="list3915066668" text:style-name="L1">
        <text:list-item>
          <text:p text:style-name="P7">Finance and Accounts unit</text:p>
        </text:list-item>
        <text:list-item>
          <text:p text:style-name="P7">HR unit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02:55:20.524000000</meta:creation-date>
    <dc:date>2023-01-11T14:36:11.914000000</dc:date>
    <meta:editing-duration>PT4H2M45S</meta:editing-duration>
    <meta:editing-cycles>20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4" meta:word-count="36" meta:character-count="250" meta:non-whitespace-character-count="225"/>
  </office:meta>
</office:document-meta>
</file>